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5000001772EA4A51E17EC48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3" style:family="paragraph" style:parent-style-name="Heading_20_2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4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tat Blocks</text:h>
      <text:p text:style-name="Text_20_body"><draw:frame draw:style-name="fr1" draw:name="Image1" text:anchor-type="char" svg:x="0in" svg:y="0.3272in" svg:width="3.4626in" svg:height="2.8661in" draw:z-index="0"><draw:image xlink:href="Pictures/10000000000001C5000001772EA4A51E17EC4825.png" xlink:type="simple" xlink:show="embed" xlink:actuate="onLoad" draw:mime-type="image/png"/></draw:frame></text:p>
      <text:section text:style-name="Sect1" text:name="Monsters">
        <text:h text:style-name="P3" text:outline-level="2"/>
        <text:p text:style-name="P1"/>
      </text:section>
      <text:h text:style-name="P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6"><text:page-number text:select-page="current">1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09T20:59:47.393000000</dc:date>
    <meta:editing-duration>P5DT21H46M34S</meta:editing-duration>
    <meta:editing-cycles>3399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2" meta:word-count="14" meta:character-count="88" meta:non-whitespace-character-count="59"/>
  </office:meta>
</office:document-meta>
</file>